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de1f3" officeooo:paragraph-rsid="000de1f3"/>
    </style:style>
    <style:style style:name="P2" style:family="paragraph" style:parent-style-name="Title">
      <style:text-properties officeooo:rsid="000de1f3" officeooo:paragraph-rsid="000de1f3"/>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p Logger</text:p>
      <text:p text:style-name="P1"><text:span text:style-name="T1"/></text:p>
      <text:p text:style-name="P1"><text:span text:style-name="T1">In this open ended activity, you will create a sketch that reads the temperature value from the BME280 and writes it to a file on the SD card. The idea behind this prototype is that you could take the device and leave it somewhere to get some data about how the temperature changes over time. For instance, you might leave it in your car and see how the temperature changes on a hot day; or you might leave it in your house and see if you can detect how many times a day your heater or airconditioner is turning on. <text:s/>You're free to either write your own sketch from scatch, start from the included template, or anything in between. <text:line-break/><text:line-break/>If you really get stuck, or just want to check your answer against a known solution, you can take a look at the included sketch TempLogger_Solution. I highly discourage you from looking at this version unless you have already completed your own implementation. Your version being different from the supplied solution doesn't mean it's wro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M34S</meta:editing-duration>
    <meta:editing-cycles>3</meta:editing-cycles>
    <meta:generator>LibreOffice/5.2.1.2$Windows_x86 LibreOffice_project/31dd62db80d4e60af04904455ec9c9219178d620</meta:generator>
    <dc:date>2017-05-09T15:44:00.768000000</dc:date>
    <meta:document-statistic meta:table-count="0" meta:image-count="0" meta:object-count="0" meta:page-count="1" meta:paragraph-count="2" meta:word-count="176" meta:character-count="985" meta:non-whitespace-character-count="808"/>
    <meta:user-defined meta:name="Info 1"/>
    <meta:user-defined meta:name="Info 2"/>
    <meta:user-defined meta:name="Info 3"/>
    <meta:user-defined meta:name="Info 4"/>
  </office:meta>
</office:document-meta>
</file>